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400000164AABF32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MS Mincho1" svg:font-family="'MS Mincho', 'ＭＳ 明朝'"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ucida Sans Unicode1" svg:font-family="'Lucida Sans Unicode'" style:font-family-generic="swiss" style:font-pitch="variable"/>
    <style:font-face style:name="MetaMedium-Roman" svg:font-family="MetaMedium-Roman"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font-size="11pt" style:font-size-asian="11pt" style:font-size-complex="11pt"/>
    </style:style>
    <style:style style:name="P2" style:family="paragraph" style:parent-style-name="Header">
      <style:paragraph-properties fo:text-align="center" style:justify-single-word="false"/>
    </style:style>
    <style:style style:name="P3" style:family="paragraph" style:parent-style-name="Header">
      <style:paragraph-properties fo:text-align="justify" style:justify-single-word="false"/>
    </style:style>
    <style:style style:name="P4" style:family="paragraph" style:parent-style-name="Title">
      <style:text-properties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normal" style:font-weight-asian="normal"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background-color="#ffff00"/>
    </style:style>
    <style:style style:name="P11" style:family="paragraph" style:parent-style-name="Text_20_body">
      <style:paragraph-properties fo:margin-top="0cm" fo:margin-bottom="0cm" fo:line-height="100%"/>
    </style:style>
    <style:style style:name="P12" style:family="paragraph" style:parent-style-name="Text_20_body">
      <style:paragraph-properties fo:margin-top="0cm" fo:margin-bottom="0cm" fo:line-height="100%"/>
      <style:text-properties style:font-name="Courier New"/>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margin-top="0cm" fo:margin-bottom="0cm" fo:line-height="100%"/>
    </style:style>
    <style:style style:name="P15" style:family="paragraph" style:parent-style-name="Header">
      <style:paragraph-properties fo:text-align="justify" style:justify-single-word="false"/>
    </style:style>
    <style:style style:name="T1" style:family="text">
      <style:text-properties style:font-name="MetaMedium-Roman"/>
    </style:style>
    <style:style style:name="T2" style:family="text">
      <style:text-properties fo:font-weight="normal" style:font-weight-asian="normal" style:font-weight-complex="normal"/>
    </style:style>
    <style:style style:name="T3" style:family="text">
      <style:text-properties fo:background-color="#ffff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 av triple store</text:h>
      <text:p text:style-name="Standard">Antaganden:<text:tab/><text:tab/>skall ha Java-api eller på annat sätt kunna integreras via RDF2Go eller Sesame<text:tab/><text:tab/><text:tab/></text:p>
      <text:p text:style-name="Standard"><text:tab/><text:tab/><text:tab/>skall ha SPARQL-stöd</text:p>
      <text:p text:style-name="Standard"><text:tab/><text:tab/><text:tab/>bör ha aktiv utveckling</text:p>
      <text:p text:style-name="Standard"><text:tab/><text:tab/><text:tab/>bör vara väl etablerad</text:p>
      <text:p text:style-name="Standard"><text:tab/><text:tab/><text:tab/>bör vara fri att använda<text:tab/><text:tab/><text:tab/></text:p>
      <text:p text:style-name="Standard"><text:tab/><text:tab/><text:tab/>bör ha öppen källkod</text:p>
      <text:p text:style-name="Standard"/>
      <text:p text:style-name="P6">Intressanta triple stores</text:p>
      <text:p text:style-name="P6"/>
      <text:p text:style-name="Standard">Jena (SDB / TDB / annan)</text:p>
      <text:p text:style-name="Standard">Mulgara</text:p>
      <text:p text:style-name="Standard">Sesame</text:p>
      <text:p text:style-name="Standard">SwiftOWLIM v.3.0.8b eller senare</text:p>
      <text:p text:style-name="Standard"><text:span text:style-name="T2">OpenLink <text:s/></text:span>Virtuoso (Virtuoso <text:s/>Open-Source Edition)</text:p>
      <text:p text:style-name="Standard"/>
      <text:p text:style-name="P6">Bortvalda triple stores:</text:p>
      <text:p text:style-name="P6"/>
      <text:p text:style-name="Standard">3Store<text:tab/><text:tab/><text:tab/>övergiven?</text:p>
      <text:p text:style-name="Standard">Garlik JXT<text:tab/><text:tab/>propriertär, ej distribuerad</text:p>
      <text:p text:style-name="Standard">Kowari<text:tab/><text:tab/><text:tab/>ej underhållen, ersatt av Mulgara</text:p>
      <text:p text:style-name="Standard">RDF Gateway<text:tab/><text:tab/>propriertär</text:p>
      <text:p text:style-name="Standard">SwiftOWLIM v.2.9.1<text:tab/>endast SeRQL, Sesame v1.2</text:p>
      <text:p text:style-name="Standard">BigOWLIM<text:tab/><text:tab/>propriertär</text:p>
      <text:p text:style-name="Standard">YARS2<text:tab/><text:tab/><text:tab/>propriertär, ej distribuerad</text:p>
      <text:h text:style-name="Heading_20_1" text:outline-level="1">Gränssnitt för triple stores</text:h>
      <text:p text:style-name="P9">Antaganden:<text:tab/><text:tab/>ska lätt kunna byta vilken triple store eller vilken lagring den använder, genom konfiguration</text:p>
      <text:p text:style-name="P9">Lösningsförslag:<text:tab/><text:tab/>A) RDF2Go som abstraktionslager, dock har v4.6.1 enbart modell för Sesame 2.0.1 och Jena 2.4.</text:p>
      <text:p text:style-name="P9"><text:tab/><text:tab/><text:tab/>B) Sesame som Java-api</text:p>
      <text:p text:style-name="P7"/>
      <text:p text:style-name="P7">RDF2Go syftar till att vara just ett abstraktionslager för att inte koda mot specifik triple store. Dock har v4.6.1 begränsningen att den enbart har modeller för Sesame 2.0.1 och Jena 2.4. För fler måste egna adaptermodeller utvecklas.</text:p>
      <text:p text:style-name="P7"/>
      <text:p text:style-name="P7">Sesame's Java-api går att använda som mellanlager då utvalda triple stores utöver Sesame kan kopplas genom:</text:p>
      <text:p text:style-name="P7"/>
      <text:p text:style-name="Standard">Jena<text:tab/><text:tab/><text:tab/><text:tab/><text:span text:style-name="T2">Sesame SAIL<text:tab/>(via Sesame-Jena Adapter)</text:span></text:p>
      <text:p text:style-name="Standard">Mulgara<text:tab/><text:tab/><text:tab/><text:tab/><text:span text:style-name="T2">Sesame SAIL</text:span></text:p>
      <text:p text:style-name="Standard">SwiftOWLIM v.3.0.8b<text:tab/><text:tab/><text:span text:style-name="T2">Sesame SAIL</text:span></text:p>
      <text:p text:style-name="P7">OpenLink Virtuoso<text:tab/><text:tab/>Virtuoso Repository (via Virtuoso Sesame provider)</text:p>
      <text:p text:style-name="P7"/>
      <text:p text:style-name="P7">Förslag B verkar därmed mest lovande.</text:p>
      <text:h text:style-name="Heading_20_1" text:outline-level="1">Driftsättning</text:h>
      <text:p text:style-name="Text_20_body">Antaganden:<text:tab/>Ska ge åtkomst (read+write) till ett repository för rinfo-service</text:p>
      <text:p text:style-name="Text_20_body"><text:tab/><text:tab/>Ska ge publik åtkomst (read) till repository via REST där frågor kan ställas i SPARQL</text:p>
      <text:p text:style-name="Text_20_body"><text:tab/><text:tab/>SPARQL endpoint ska uppfylla SPARQL Protocol for RDF (http://www.w3.org/TR/rdf-sparql-protocol/)</text:p>
      <text:p text:style-name="Text_20_body"><text:tab/><text:tab/>SPARQL endpoint ska kunna konfigureras så att inference kan slås av samt att tidsödande frågor hanteras</text:p>
      <text:p text:style-name="Text_20_body"><text:tab/><text:tab/>Publik adress ska kunna ändras</text:p>
      <text:p text:style-name="Text_20_body"><text:tab/></text:p>
      <text:p text:style-name="Text_20_body">Öppna frågor:<text:tab/>Ska sökresultat vara rakt svar från Sesame eller löpa genom ett antal transformer för förenkling/berikning?</text:p>
      <text:p text:style-name="Text_20_body"><text:soft-page-break/></text:p>
      <text:p text:style-name="Text_20_body">Förutsättningar:<text:tab/></text:p>
      <text:p text:style-name="P8"><text:tab/><text:tab/>Alt 1) Driftsättning av Sesame HTTP server (openrdf-sesame.war)</text:p>
      <text:p text:style-name="Text_20_body"><text:tab/><text:tab/>Tillåtna requests och metoder:</text:p>
      <text:p text:style-name="P12"><text:tab/><text:tab/>protocol<text:tab/><text:tab/><text:tab/><text:tab/>GET</text:p>
      <text:p text:style-name="P12"><text:tab/><text:tab/>repositories<text:tab/><text:tab/><text:tab/><text:tab/>GET</text:p>
      <text:p text:style-name="P12"><text:tab/><text:tab/>repository statements<text:tab/><text:tab/>GET, POST, PUT, DELETE</text:p>
      <text:p text:style-name="P12"><text:tab/><text:tab/>repository contexts<text:tab/><text:tab/><text:tab/>GET</text:p>
      <text:p text:style-name="P12"><text:tab/><text:tab/>repository namespaces<text:tab/><text:tab/>GET, DELETE</text:p>
      <text:p text:style-name="P12"><text:tab/><text:tab/>namespace prefix declaration<text:tab/>GET, PUT, DELETE</text:p>
      <text:p text:style-name="P12"><text:tab/><text:tab/>repository size<text:tab/><text:tab/><text:tab/>GET</text:p>
      <text:p text:style-name="P12"><text:tab/><text:tab/>query<text:tab/><text:tab/><text:tab/><text:tab/><text:tab/>GET, POST</text:p>
      <text:p text:style-name="P11"/>
      <text:p text:style-name="P11"><text:tab/><text:tab/>+<text:tab/>färdig SPARQL endpoint (med vissa begränsningar)</text:p>
      <text:p text:style-name="P11"><text:tab/><text:tab/>+<text:tab/>lätt att uppdatera när nya versioner ges ut</text:p>
      <text:p text:style-name="P11"><text:tab/><text:tab/></text:p>
      <text:p text:style-name="P11"><text:tab/><text:tab/>-<text:tab/>saknar SOAP</text:p>
      <text:p text:style-name="P11"><text:tab/><text:tab/>-<text:tab/>begränsat till Sesame som triple store</text:p>
      <text:p text:style-name="P11"><text:tab/><text:tab/>-<text:tab/>ger för mycket funktionalitet utöver SPARQL-frågor</text:p>
      <text:p text:style-name="P11"><text:tab/><text:tab/>-<text:tab/>saknar möjlighet att slå av inference</text:p>
      <text:p text:style-name="P11"><text:tab/><text:tab/>-<text:tab/>saknar potentiellt möjligheter att begränsa stora sökningar</text:p>
      <text:p text:style-name="P11"><text:tab/><text:tab/>-<text:tab/>saknar möjlighet begränsa anslutning till read-only</text:p>
      <text:p text:style-name="P11"><text:tab/><text:tab/>-<text:tab/>saknar möjligheter att konfigurera publik adress</text:p>
      <text:p text:style-name="P11"/>
      <text:p text:style-name="P11"/>
      <text:p text:style-name="P8"><text:tab/><text:tab/>Alt 2) Driftsättning av Sesame HTTP server (openrdf-sesame.war) + Apache HTTP server</text:p>
      <text:p text:style-name="P11"><text:tab/><text:tab/>En Apache HTTP server framför Tomcat el.dyl. som kör openrdf-sesame.war</text:p>
      <text:p text:style-name="P11"><text:tab/><text:tab/>Begränsa publik åtkomst till:</text:p>
      <text:p text:style-name="P11"/>
      <text:p text:style-name="P12"><text:tab/><text:tab/>query<text:tab/><text:tab/><text:tab/><text:tab/><text:tab/>GET, POST</text:p>
      <text:p text:style-name="P11"/>
      <text:p text:style-name="P11"><text:tab/><text:tab/>Tillåt övriga för rinfo-service.</text:p>
      <text:p text:style-name="P11"/>
      <text:p text:style-name="P11"><text:tab/><text:tab/>+<text:tab/>färdig SPARQL endpoint (med vissa begränsningar)</text:p>
      <text:p text:style-name="P11"><text:tab/><text:tab/>+<text:tab/>lätt att uppdatera när nya versioner ges ut</text:p>
      <text:p text:style-name="P11"><text:tab/><text:tab/>+<text:tab/>publik adress kan konfigureras</text:p>
      <text:p text:style-name="P11"/>
      <text:p text:style-name="P11"><text:tab/><text:tab/>-<text:tab/>saknar SOAP</text:p>
      <text:p text:style-name="P11"><text:tab/><text:tab/>-<text:tab/>begränsat till Sesame som triple store</text:p>
      <text:p text:style-name="P11"><text:tab/><text:tab/>-<text:tab/>saknar möjlighet att slå av inference</text:p>
      <text:p text:style-name="P11"><text:tab/><text:tab/>-<text:tab/>saknar potentiellt möjligheter att begränsa stora sökningar</text:p>
      <text:p text:style-name="P11"/>
      <text:p text:style-name="P11"/>
      <text:p text:style-name="P11"/>
      <text:p text:style-name="P8"><text:tab/><text:tab/>Alt 3) Driftsättning av egen SPARQL endpoint med Sesame programmerings-api</text:p>
      <text:p text:style-name="Text_20_body"><text:tab/><text:tab/>Egen Restlet med som ansluter till repository via Sesame Java-api.</text:p>
      <text:p text:style-name="P11"><text:tab/><text:tab/>+<text:tab/>publik adress kan konfigureras</text:p>
      <text:p text:style-name="P11"><text:tab/><text:tab/>+<text:tab/>full kontroll på hantering av anrop och svar</text:p>
      <text:p text:style-name="P11"><text:tab/><text:tab/>+<text:tab/>möjligheter att slå av inference, begränsa tillåtna språk mm</text:p>
      <text:p text:style-name="P11"><text:tab/><text:tab/>+<text:tab/>potentiella möjligheter att begränsa stora sökningar</text:p>
      <text:p text:style-name="P11"><text:tab/><text:tab/>+<text:tab/>kan använda andra triple stores än Sesame</text:p>
      <text:p text:style-name="P11"><text:tab/><text:tab/>+<text:tab/>publik adress kan konfigureras</text:p>
      <text:p text:style-name="P11"/>
      <text:p text:style-name="P11"><text:tab/><text:tab/>-<text:tab/>saknar SOAP</text:p>
      <text:p text:style-name="P11"><text:tab/><text:tab/>-<text:tab/>risk att göra fel / missa någon del av hantering av request-response enligt SPARQL-protokollet</text:p>
      <text:p text:style-name="P11"><text:tab/><text:tab/>-<text:tab/>implementerar SPARQL endpoint pånytt istället för att återanvända</text:p>
      <text:p text:style-name="P11"/>
      <text:p text:style-name="Text_20_body"><text:soft-page-break/></text:p>
      <text:p text:style-name="P8"><text:tab/><text:tab/>Alt 4) Driftsättning av egen uttökad Sesame HTTP server</text:p>
      <text:p text:style-name="Text_20_body"><text:tab/><text:tab/>Uttöka Sesame HTTP Server med egen konfiguration och hantering av repository och query-anrop.</text:p>
      <text:p text:style-name="Text_20_body"><text:tab/><text:tab/>Ger en Servlet som paketeras som war.</text:p>
      <text:p text:style-name="Text_20_body"><text:tab/><text:tab/><text:span text:style-name="T3">TODO: hur stänga av anslutningar med HTTPRepository?</text:span></text:p>
      <text:p text:style-name="Text_20_body"><text:tab/><text:tab/>Samma för- och nackdelar som alternativ 1 förutom:</text:p>
      <text:p text:style-name="P11"><text:tab/><text:tab/>+<text:tab/>kan använda andra triple stores än Sesame</text:p>
      <text:p text:style-name="P11"><text:tab/><text:tab/>+<text:tab/>möjligheter att slå av inference, begränsa tillåtna språk mm</text:p>
      <text:p text:style-name="P11"><text:tab/><text:tab/>+<text:tab/>potentiella möjligheter att begränsa stora sökningar</text:p>
      <text:p text:style-name="P11"><text:bookmark-start text:name="DDE_LINK1"/><text:tab/><text:bookmark-end text:name="DDE_LINK1"/><text:tab/>+<text:tab/>förmodligen lätt att uppdatera när nya versioner ges ut – så länge som samma upplägg behålls</text:p>
      <text:p text:style-name="P11"/>
      <text:p text:style-name="P11"/>
      <text:p text:style-name="P11"/>
      <text:p text:style-name="P8"><text:tab/><text:tab/>Alt 5) Driftsättning av egen uttökad Sesame HTTP server + Apache HTTP server</text:p>
      <text:p text:style-name="Text_20_body"><text:tab/><text:tab/>På samma sätt som alternativ 2, men med egen modifierad Sesame HTTP Server.</text:p>
      <text:p text:style-name="P11"/>
      <text:p text:style-name="P11"/>
      <text:p text:style-name="P11"/>
      <text:p text:style-name="P8"><text:tab/><text:tab/>Alt 6) Driftsättning av egen uttökad Sesame HTTP server utan anslutning för skrivbarhet</text:p>
      <text:p text:style-name="P11"><text:tab/><text:tab/>Sätt konfiguration av <text:s/>egen modifierad Sesame HTTP Server så att endast query är tillåten.</text:p>
      <text:p text:style-name="Text_20_body"><text:tab/><text:tab/>Låt rinfo-service ansluta på egen hand till repository.</text:p>
      <text:p text:style-name="Text_20_body"><text:tab/><text:tab/><text:span text:style-name="T3">TODO: hur stänga av anslutningar med HTTPRepository?</text:span></text:p>
      <text:p text:style-name="P11"><text:tab/><text:tab/>+<text:tab/>konfiguration i Apache HTTP för att begränsa anslutning (write) undviks – färre potentiella felkällor</text:p>
      <text:p text:style-name="P11"/>
      <text:p text:style-name="P11"><text:tab/><text:tab/>-<text:tab/>duplicering av kod/konfiguration för vilken triple store + backend som används</text:p>
      <text:p text:style-name="P11"/>
      <text:p text:style-name="P11"/>
      <text:p text:style-name="P11"/>
      <text:p text:style-name="Text_20_body">Lösningsförslag:<text:tab/><text:span text:style-name="T3">TODO</text:span></text:p>
      <text:p text:style-name="Text_20_body"/>
      <text:p text:style-name="Text_20_body">Tänkbara alternativ för servlet container:</text:p>
      <text:p text:style-name="Text_20_body"><text:tab/><text:tab/><text:tab/>Apache Tomcat</text:p>
      <text:p text:style-name="Text_20_body"><text:tab/><text:tab/><text:tab/>Jetty</text:p>
      <text:p text:style-name="Text_20_body"><text:tab/><text:tab/><text:tab/>Simple</text:p>
      <text:p text:style-name="Text_20_body">Konfigurera omskrivning/redirect av publika URL:ar genom något av följande alternativ:</text:p>
      <text:p text:style-name="Text_20_body"><text:tab/><text:tab/><text:tab/>Restlet</text:p>
      <text:p text:style-name="Text_20_body"><text:tab/><text:tab/><text:tab/>Apache HTTP</text:p>
      <text:h text:style-name="Heading_20_1" text:outline-level="1">Backend</text:h>
      <text:p text:style-name="Text_20_body">Antaganden:<text:tab/>Lagrad information i triple store ska vara persistent</text:p>
      <text:p text:style-name="Text_20_body"><text:tab/><text:tab/>Åtkomst ska vara snabb</text:p>
      <text:p text:style-name="Text_20_body"/>
      <text:p text:style-name="Text_20_body">Förutsättningar:<text:tab/>Valda triple stores har följande alternativ för backend:</text:p>
      <text:p text:style-name="Standard"><text:tab/><text:tab/>Jena<text:tab/><text:tab/><text:tab/>MySQL</text:p>
      <text:p text:style-name="Standard"><text:tab/><text:tab/><text:tab/><text:tab/><text:tab/>PostgreSQL</text:p>
      <text:p text:style-name="Standard"><text:tab/><text:tab/><text:tab/><text:tab/><text:tab/>HSQLDB</text:p>
      <text:p text:style-name="Standard"><text:soft-page-break/><text:tab/><text:tab/><text:tab/><text:tab/><text:tab/>Apache Derby</text:p>
      <text:p text:style-name="Standard"><text:tab/><text:tab/><text:tab/><text:tab/><text:tab/>Oracle</text:p>
      <text:p text:style-name="Standard"><text:tab/><text:tab/><text:tab/><text:tab/><text:tab/>Microsoft SQL Server</text:p>
      <text:p text:style-name="Standard"/>
      <text:p text:style-name="Standard"><text:tab/><text:tab/>Mulgara<text:tab/><text:tab/><text:tab/>embedded database</text:p>
      <text:p text:style-name="Standard"/>
      <text:p text:style-name="Standard"><text:tab/><text:tab/>Sesame<text:tab/><text:tab/><text:tab/>memory, memory-rdfs, memory-rdfs-dt </text:p>
      <text:p text:style-name="Standard"><text:tab/><text:tab/><text:tab/><text:tab/><text:tab/>native, native-rdfs, native-rdfs-dt</text:p>
      <text:p text:style-name="Standard"><text:tab/><text:tab/><text:tab/><text:tab/><text:tab/>MySQL</text:p>
      <text:p text:style-name="Standard"><text:tab/><text:tab/><text:tab/><text:tab/><text:tab/>PostgreSQL</text:p>
      <text:p text:style-name="Standard"><text:tab/><text:tab/><text:tab/><text:tab/><text:tab/>remote</text:p>
      <text:p text:style-name="Standard"/>
      <text:p text:style-name="Standard"><text:tab/><text:tab/>SwiftOWLIM v.3.0.8b<text:tab/>memory + file</text:p>
      <text:p text:style-name="Standard"/>
      <text:p text:style-name="P7"><text:tab/><text:tab/>OpenLink Virtuoso <text:tab/>embedded database</text:p>
      <text:p text:style-name="P7"/>
      <text:p text:style-name="P7"/>
      <text:p text:style-name="Text_20_body">Lösningsförslag:<text:tab/><text:span text:style-name="T3">TODO</text:span></text:p>
      <text:p text:style-name="Text_20_body"/>
      <text:h text:style-name="Heading_20_1" text:outline-level="1">Behörighet</text:h>
      <text:p text:style-name="Text_20_body">Antaganden: <text:tab/>publik åtkomst ska endast tillåta läsning</text:p>
      <text:p text:style-name="Text_20_body"><text:tab/><text:tab/>för läsning behövs inte autentisering, allt material är öppet för alla</text:p>
      <text:p text:style-name="Text_20_body"><text:tab/><text:tab/>uppdatering är endast tillåten genom rinfo-service</text:p>
      <text:p text:style-name="Text_20_body"/>
      <text:p text:style-name="Text_20_body">Förutsättningar:<text:tab/>Sesame saknar autentisering och åtkomstkontroll.</text:p>
      <text:p text:style-name="Text_20_body"/>
      <text:p text:style-name="Text_20_body">Lösningsförslag:<text:tab/>sätt egenskap writable till false för repository <text:span text:style-name="T3">TODO: avgörs av det sail som används, men sail saknar <text:tab/><text:tab/><text:tab/>metod för att sätta skrivbarhet, alltså avgörs det på låg nivå i lagring?</text:span></text:p>
      <text:p text:style-name="Text_20_body"><text:tab/><text:tab/>tillåt endast GET för åtkomst till Sesame HTTP server</text:p>
      <text:p text:style-name="Text_20_body"><text:tab/><text:tab/>tillåt endast åtkomst av rinfo-service från viss host genom konfiguration i Apache HTTP mod_authz_host</text:p>
      <text:p text:style-name="Text_20_body"><text:tab/><text:tab/>white list för rinfo-service för tillåtna feeds att hämta ifrån</text:p>
      <text:h text:style-name="Heading_20_1" text:outline-level="1">Konfiguration</text:h>
      <text:p text:style-name="P10">TODO</text:p>
      <text:h text:style-name="Heading_20_1" text:outline-level="1">Loggning</text:h>
      <text:p text:style-name="P10">TODO</text:p>
      <text:h text:style-name="Heading_20_1" text:outline-level="1">Prestandatestning</text:h>
      <text:p text:style-name="P10">TODO</text:p>
      <text:p text:style-name="Text_20_body">Mät tid, minne, java konfig</text:p>
      <text:p text:style-name="Text_20_body">Jetty</text:p>
      <text:p text:style-name="Text_20_body">Simple</text:p>
      <text:p text:style-name="Text_20_body">Tomcat</text:p>
      <text:p text:style-name="Text_20_body">mem</text:p>
      <text:p text:style-name="Text_20_body">native</text:p>
      <text:p text:style-name="Text_20_body"><text:soft-page-break/>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MS Mincho1" svg:font-family="'MS Mincho', 'ＭＳ 明朝'"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ucida Sans Unicode1" svg:font-family="'Lucida Sans Unicode'" style:font-family-generic="swiss" style:font-pitch="variable"/>
    <style:font-face style:name="MetaMedium-Roman" svg:font-family="MetaMedium-Roman"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ab-stops/>
      </style:paragraph-properties>
      <style:text-properties style:use-window-font-color="true" style:font-name="Arial1" fo:font-size="9pt" fo:language="sv" fo:country="SE" style:font-name-asian="Lucida Sans Unicode1" style:font-size-asian="9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Arial1" fo:font-size="9pt" style:font-size-asian="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indent="0cm" style:auto-text-indent="false" fo:keep-with-next="always"/>
      <style:text-properties style:font-name="Arial1" fo:font-size="10pt" fo:font-weight="bold" style:font-name-asian="MS Mincho1" style:font-size-asian="12pt" style:font-name-complex="Tahoma"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212cm" fo:keep-with-next="always"/>
      <style:text-properties style:font-name="Arial1" fo:font-size="10pt" style:font-name-asian="MS Mincho1" style:font-size-asian="10pt" style:font-name-complex="Tahoma"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423cm" fo:margin-bottom="0.212cm" fo:keep-with-next="always"/>
      <style:text-properties style:font-name="Arial1" fo:font-size="9pt" style:font-name-asian="MS Mincho1" style:font-size-asian="9pt" style:font-name-complex="Tahoma" style:font-size-complex="14pt" style:font-weight-complex="bold"/>
    </style:style>
    <style:style style:name="Heading_20_4" style:display-name="Heading 4" style:family="paragraph" style:parent-style-name="Standard" style:next-style-name="Text_20_body" style:class="text">
      <style:paragraph-properties fo:margin-top="0.423cm" fo:margin-bottom="0.212cm" fo:keep-with-next="always"/>
      <style:text-properties style:font-name="Arial1" fo:font-size="9pt" style:font-name-asian="MS Mincho1" style:font-size-asian="9pt" style:font-name-complex="Tahoma" style:font-style-complex="italic" style:font-weight-complex="bold"/>
    </style:style>
    <style:style style:name="Heading_20_5" style:display-name="Heading 5" style:family="paragraph" style:parent-style-name="Standard" style:next-style-name="Text_20_body" style:class="text">
      <style:paragraph-properties fo:margin-top="0.423cm" fo:margin-bottom="0.212cm" fo:keep-with-next="always"/>
      <style:text-properties style:font-name="Arial1" fo:font-size="9pt" style:font-name-asian="MS Mincho1" style:font-size-asian="9pt" style:font-name-complex="Tahoma" style:font-weight-complex="bold"/>
    </style:style>
    <style:style style:name="Heading_20_6" style:display-name="Heading 6" style:family="paragraph" style:parent-style-name="Standard" style:next-style-name="Text_20_body" style:class="text">
      <style:paragraph-properties fo:margin-top="0.423cm" fo:margin-bottom="0.212cm" fo:keep-with-next="always"/>
      <style:text-properties style:font-name="MetaMedium-Roman" fo:font-size="9pt" style:font-name-asian="MS Mincho1" style:font-size-asian="9pt" style:font-name-complex="Tahoma" style:font-size-complex="10.5pt" style:font-weight-complex="bold"/>
    </style:style>
    <style:style style:name="Heading_20_7" style:display-name="Heading 7" style:family="paragraph" style:parent-style-name="Standard" style:next-style-name="Text_20_body" style:class="text">
      <style:paragraph-properties fo:margin-top="0.423cm" fo:margin-bottom="0.212cm" fo:keep-with-next="always"/>
      <style:text-properties style:font-name="MetaMedium-Roman" fo:font-size="9pt" style:font-name-asian="MS Mincho1" style:font-size-asian="9pt" style:font-name-complex="Tahoma" style:font-size-complex="10.5pt" style:font-weight-complex="bold"/>
    </style:style>
    <style:style style:name="Heading_20_8" style:display-name="Heading 8" style:family="paragraph" style:parent-style-name="Standard" style:next-style-name="Text_20_body" style:class="text">
      <style:paragraph-properties fo:margin-top="0.423cm" fo:margin-bottom="0.212cm" fo:keep-with-next="always"/>
      <style:text-properties style:font-name="MetaMedium-Roman" fo:font-size="9pt" style:font-name-asian="MS Mincho1" style:font-size-asian="9pt" style:font-name-complex="Tahoma" style:font-size-complex="10.5pt" style:font-weight-complex="bold"/>
    </style:style>
    <style:style style:name="Heading_20_9" style:display-name="Heading 9" style:family="paragraph" style:parent-style-name="Standard" style:next-style-name="Text_20_body" style:class="text">
      <style:paragraph-properties fo:margin-top="0.423cm" fo:margin-bottom="0.212cm" fo:keep-with-next="always"/>
      <style:text-properties style:font-name="MetaMedium-Roman" fo:font-size="9pt" style:font-name-asian="MS Mincho1" style:font-size-asian="9pt" style:font-name-complex="Tahoma" style:font-size-complex="10.5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849cm" style:type="center"/>
          <style:tab-stop style:position="17.701cm" style:type="right"/>
        </style:tab-stops>
      </style:paragraph-properties>
      <style:text-properties style:font-name="Arial1"/>
    </style:style>
    <style:style style:name="Footer" style:family="paragraph" style:parent-style-name="Standard" style:class="extra">
      <style:paragraph-properties fo:text-align="center" style:justify-single-word="false">
        <style:tab-stops>
          <style:tab-stop style:position="7.62cm" style:type="center"/>
          <style:tab-stop style:position="15.24cm" style:type="right"/>
        </style:tab-stops>
      </style:paragraph-properties>
      <style:text-properties style:font-name="Arial1"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Standard" style:class="extra">
      <style:paragraph-properties fo:margin-top="0cm" fo:margin-bottom="0.106cm"/>
    </style:style>
    <style:style style:name="Addressee" style:family="paragraph" style:parent-style-name="Standard" style:class="extra">
      <style:paragraph-properties style:line-height-at-least="0.388cm" fo:text-align="justify" style:justify-single-word="false" fo:orphans="2" fo:widows="2" fo:hyphenation-ladder-count="no-limit"/>
      <style:text-properties style:font-name="MetaMedium-Roman" fo:letter-spacing="-0.009cm" style:font-name-asian="Times New Roman"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margin-top="0.423cm" fo:margin-bottom="0.106cm" fo:line-height="150%" fo:text-align="center" style:justify-single-word="false"/>
      <style:text-properties style:font-name="Arial1" fo:font-size="14pt" style:letter-kerning="true" style:font-size-asian="14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ell_20_rubrik" style:display-name="Tabell rubrik" style:family="paragraph" style:parent-style-name="Title">
      <style:paragraph-properties fo:text-align="start" style:justify-single-word="false"/>
      <style:text-properties style:font-name="Arial2" fo:font-size="9pt" fo:font-weight="bold" style:font-size-asian="9pt" style:font-weight-asian="bold"/>
    </style:style>
    <style:style style:name="Referens" style:family="paragraph" style:parent-style-name="Standard">
      <style:text-properties style:font-name="Arial1"/>
    </style:style>
    <style:style style:name="Tabell_20_data_20_vänster" style:display-name="Tabell data vänster" style:family="paragraph" style:parent-style-name="Standard">
      <style:paragraph-properties fo:text-align="center" style:justify-single-word="false"/>
      <style:text-properties style:font-name="Arial1" fo:font-size="9pt" style:font-size-asian="9pt"/>
    </style:style>
    <style:style style:name="Tabell_20_data_20_centrerad" style:display-name="Tabell data centrerad" style:family="paragraph" style:parent-style-name="Tabell_20_data_20_vänster">
      <style:paragraph-properties fo:text-align="center" style:justify-single-word="false"/>
    </style:style>
    <style:style style:name="Tabell_20_data_20_höger" style:display-name="Tabell data höger" style:family="paragraph" style:parent-style-name="Standard">
      <style:paragraph-properties fo:text-align="end" style:justify-single-word="false"/>
      <style:text-properties style:font-name="Arial1" fo:font-size="9pt" style:font-size-asian="9pt" style:font-size-complex="8pt"/>
    </style:style>
    <style:style style:name="Tabell_20_data_20_markerad" style:display-name="Tabell data markerad" style:family="paragraph" style:parent-style-name="Standard">
      <style:paragraph-properties fo:text-align="center" style:justify-single-word="false"/>
      <style:text-properties style:font-name="Arial1"/>
    </style:style>
    <style:style style:name="Kod"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 style:position="10.5cm"/>
          <style:tab-stop style:position="11cm"/>
          <style:tab-stop style:position="11.501cm"/>
          <style:tab-stop style:position="12cm"/>
          <style:tab-stop style:position="12.501cm"/>
          <style:tab-stop style:position="13cm"/>
          <style:tab-stop style:position="13.501cm"/>
          <style:tab-stop style:position="14cm"/>
          <style:tab-stop style:position="14.499cm"/>
          <style:tab-stop style:position="15cm"/>
          <style:tab-stop style:position="15.499cm"/>
          <style:tab-stop style:position="16cm"/>
          <style:tab-stop style:position="16.499cm"/>
          <style:tab-stop style:position="17cm"/>
        </style:tab-stops>
      </style:paragraph-properties>
      <style:text-properties style:font-name="Courier New1" fo:font-size="10pt" fo:font-weight="normal" style:font-size-asian="10pt" style:font-weight-asian="normal"/>
    </style:style>
    <style:style style:name="WW-Ballongtext" style:family="paragraph" style:parent-style-name="Standard">
      <style:text-properties style:font-name="Tahoma" fo:font-size="8pt" style:font-size-asian="8pt" style:font-name-complex="Tahoma" style:font-size-complex="8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rial1"/>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rial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Standardstycketeckensnitt" style:family="text"/>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2" style:family="table">
      <style:table-properties style:width="17.771cm" table:align="left" style:writing-mode="lr-tb"/>
    </style:style>
    <style:style style:name="Tabell2.A" style:family="table-column">
      <style:table-column-properties style:column-width="4.565cm"/>
    </style:style>
    <style:style style:name="Tabell2.B" style:family="table-column">
      <style:table-column-properties style:column-width="8.622cm"/>
    </style:style>
    <style:style style:name="Tabell2.C" style:family="table-column">
      <style:table-column-properties style:column-width="4.584cm"/>
    </style:style>
    <style:style style:name="Tabell2.1" style:family="table-row">
      <style:table-row-properties style:min-row-height="2.244cm"/>
    </style:style>
    <style:style style:name="Tabell2.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l2.C1.1" style:family="table-row">
      <style:table-row-properties style:min-row-height="1.122cm"/>
    </style:style>
    <style:style style:name="Tabell2.C1.1.1" style:family="table-cell">
      <style:table-cell-properties style:vertical-align="middle" fo:padding-left="0.191cm" fo:padding-right="0.191cm" fo:padding-top="0cm" fo:padding-bottom="0cm" fo:border="0.002cm solid #000000"/>
    </style:style>
    <style:style style:name="Tabell2.C1.1.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abell1" style:family="table">
      <style:table-properties style:width="17.754cm" table:align="left" style:writing-mode="lr-tb"/>
    </style:style>
    <style:style style:name="Tabell1.A" style:family="table-column">
      <style:table-column-properties style:column-width="17.754cm"/>
    </style:style>
    <style:style style:name="Tabell1.1" style:family="table-row">
      <style:table-row-properties style:min-row-height="1cm"/>
    </style:style>
    <style:style style:name="Tabell1.A1" style:family="table-cell">
      <style:table-cell-properties style:vertical-align="middle" fo:padding-left="0.191cm" fo:padding-right="0.191cm" fo:padding-top="0cm" fo:padding-bottom="0cm" fo:border-left="none" fo:border-right="none" fo:border-top="0.002cm solid #000000" fo:border-bottom="none"/>
    </style:style>
    <style:style style:name="P1" style:family="paragraph" style:parent-style-name="Header">
      <style:text-properties fo:font-size="11pt" style:font-size-asian="11pt" style:font-size-complex="11pt"/>
    </style:style>
    <style:style style:name="P2" style:family="paragraph" style:parent-style-name="Titl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Header">
      <style:paragraph-properties fo:text-align="center" style:justify-single-word="false"/>
    </style:style>
    <style:style style:name="P5" style:family="paragraph" style:parent-style-name="Header">
      <style:paragraph-properties fo:text-align="justify" style:justify-single-word="false"/>
    </style:style>
    <style:style style:name="T1" style:family="text">
      <style:text-properties style:font-name="MetaMedium-Roman"/>
    </style:style>
    <style:style style:name="T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1.27cm" fo:margin-left="2cm" fo:margin-right="1.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246cm" fo:margin-left="0cm" fo:margin-right="0cm" fo:margin-bottom="2.746cm" style:dynamic-spacing="true"/>
      </style:header-style>
      <style:footer-style>
        <style:header-footer-properties fo:min-height="0.73cm" fo:margin-left="0cm" fo:margin-right="0cm" fo:margin-top="0.23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2" table:style-name="Tabell2">
          <table:table-column table:style-name="Tabell2.A"/>
          <table:table-column table:style-name="Tabell2.B"/>
          <table:table-column table:style-name="Tabell2.C"/>
          <table:table-header-rows>
            <table:table-row table:style-name="Tabell2.1">
              <table:table-cell table:style-name="Tabell2.A1" office:value-type="string">
                <text:p text:style-name="P1"><draw:frame draw:style-name="fr1" draw:name="Grafik1" text:anchor-type="as-char" svg:width="4.3cm" svg:height="1.997cm" draw:z-index="4"><draw:image xlink:href="Pictures/10000000000002F400000164AABF3235.png" xlink:type="simple" xlink:show="embed" xlink:actuate="onLoad"/></draw:frame></text:p>
              </table:table-cell>
              <table:table-cell table:style-name="Tabell2.A1" office:value-type="string">
                <text:p text:style-name="P2">Triple store</text:p>
                <text:p text:style-name="P3">Utredning</text:p>
              </table:table-cell>
              <table:table-cell>
                <table:table table:is-sub-table="true">
                  <table:table-column table:style-name="Tabell2.C"/>
                  <table:table-row table:style-name="Tabell2.C1.1">
                    <table:table-cell table:style-name="Tabell2.C1.1.1" office:value-type="string">
                      <text:p text:style-name="Tabell_20_data_20_markerad">Reviderat: 2008-11-28</text:p>
                    </table:table-cell>
                  </table:table-row>
                  <table:table-row table:style-name="Tabell2.C1.1">
                    <table:table-cell table:style-name="Tabell2.C1.1.2" office:value-type="string">
                      <text:p text:style-name="P4">Sida <text:page-number text:select-page="current">4</text:page-number></text:p>
                    </table:table-cell>
                  </table:table-row>
                </table:table>
              </table:table-cell>
            </table:table-row>
          </table:table-header-rows>
        </table:table>
        <text:p text:style-name="P5"/>
      </style:header>
      <style:footer>
        <table:table table:name="Tabell1" table:style-name="Tabell1">
          <table:table-column table:style-name="Tabell1.A"/>
          <table:table-header-rows>
            <table:table-row table:style-name="Tabell1.1">
              <table:table-cell table:style-name="Tabell1.A1" office:value-type="string">
                <text:p text:style-name="Footer">Curalia AB <text:s/>| <text:s/>+46 (0) 8-410 064 40 <text:s/>| <text:span text:style-name="T1"><text:s/></text:span>info@curalia.se <text:s/>| <text:s/>Västmannagatan 15, SE - 111 24 Stockholm <text:s/>| <text:s/><text:a xlink:type="simple" xlink:href="http://www.curalia.se/"><text:span text:style-name="Internet_20_link">www.curalia.se</text:span></text:a> <text:s/></text:p>
                <text:p text:style-name="Footer"/>
              </table:table-cell>
            </table:table-row>
          </table:table-header-rows>
        </table:table>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tin Björkman</meta:initial-creator>
    <meta:creation-date>2007-09-06T15:07:17</meta:creation-date>
    <dc:creator>Martin Sherwood</dc:creator>
    <dc:date>2008-11-28T12:42:10</dc:date>
    <dc:language>en-US</dc:language>
    <meta:editing-cycles>169</meta:editing-cycles>
    <meta:editing-duration>PT18H36M44S</meta:editing-duration>
    <meta:template xlink:type="simple" xlink:actuate="onRequest" xlink:href="../../../.openoffice.org2/user/template/Curalia.ott" xlink:title="Curalia" meta:date="2007-09-06T15:07:17"/>
    <meta:user-defined meta:name="Info 1"/>
    <meta:user-defined meta:name="Info 2"/>
    <meta:user-defined meta:name="Info 3"/>
    <meta:user-defined meta:name="Info 4"/>
    <meta:document-statistic meta:table-count="2" meta:image-count="1" meta:object-count="0" meta:page-count="5" meta:paragraph-count="156" meta:word-count="959" meta:character-count="6762"/>
  </office:meta>
</office:document-meta>
</file>